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4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5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8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9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0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23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24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26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27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28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29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30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</style:style>
    <style:style style:name="P31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language-asian="ko" style:country-asian="KR"/>
    </style:style>
    <style:style style:name="P32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3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4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 style:language-asian="ko" style:country-asian="KR"/>
    </style:style>
    <style:style style:name="P36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 style:language-asian="ko" style:country-asian="KR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font-name="맑은 고딕1" fo:language="ko" fo:country="KR" style:font-name-asian="맑은 고딕1"/>
    </style:style>
    <style:style style:name="T4" style:family="text">
      <style:text-properties style:font-name="맑은 고딕1" fo:language="ko" fo:country="KR" style:font-name-asian="맑은 고딕1"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9">주</text:p>
            <text:p text:style-name="P9">간</text:p>
            <text:p text:style-name="P9">진</text:p>
            <text:p text:style-name="P9">행</text:p>
            <text:p text:style-name="P9">사</text:p>
            <text:p text:style-name="P9">항</text:p>
          </table:table-cell>
          <table:table-cell table:style-name="표1.B1" office:value-type="string">
            <text:p text:style-name="P6">2023-04-20</text:p>
            <text:list xml:id="list2212512919308151971" text:style-name="L1">
              <text:list-item>
                <text:p text:style-name="P13">회원가입 입력사항 정규표현식 생성하여 프론트에 적용</text:p>
              </text:list-item>
              <text:list-item>
                <text:p text:style-name="P13">회원가입 form UI 초안 생성</text:p>
              </text:list-item>
            </text:list>
            <text:p text:style-name="P8"/>
            <text:p text:style-name="P6">2023-04-21</text:p>
            <text:list xml:id="list8163575427599113163" text:style-name="L5">
              <text:list-item>
                <text:p text:style-name="P26"><text:span text:style-name="T4">비밀번호 확인 기능 프론트에 적용</text:span></text:p>
              </text:list-item>
            </text:list>
            <text:p text:style-name="P22"><text:s/></text:p>
            <text:p text:style-name="P22"/>
            <text:p text:style-name="P21">미 진행</text:p>
            <text:list xml:id="list744698190568377791" text:style-name="L2">
              <text:list-item>
                <text:p text:style-name="P17">아이디 중복 확인</text:p>
              </text:list-item>
            </text:list>
            <text:list xml:id="list3796840893943681415" text:style-name="L4">
              <text:list-item>
                <text:p text:style-name="P19">MemberController 아이디 중복 확인 기능</text:p>
              </text:list-item>
              <text:list-item>
                <text:p text:style-name="P15">프론트 중복 확인 팝업</text:p>
              </text:list-item>
            </text:list>
            <text:list xml:id="list31517134" text:continue-list="list744698190568377791" text:style-name="L2">
              <text:list-item>
                <text:p text:style-name="P23"><text:span text:style-name="T1">MemberDAO &amp; MemberController <text:s text:c="2"/></text:span><text:span text:style-name="T2">회원정보 입력 기능</text:span></text:p>
                <text:p text:style-name="P17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9">다</text:p>
            <text:p text:style-name="P9">음</text:p>
            <text:p text:style-name="P9">주</text:p>
            <text:p text:style-name="P9">진</text:p>
            <text:p text:style-name="P9">행</text:p>
            <text:p text:style-name="P9">계</text:p>
            <text:p text:style-name="P9">획</text:p>
          </table:table-cell>
          <table:table-cell table:style-name="표1.B1" office:value-type="string">
            <text:p text:style-name="P7"/>
            <text:list xml:id="list2304308341858611895" text:style-name="L3">
              <text:list-item>
                <text:p text:style-name="P18">MemberDAO &amp; MemberController <text:s/>RUD 생성</text:p>
              </text:list-item>
              <text:list-item>
                <text:p text:style-name="P18">전화번호 인증 API</text:p>
              </text:list-item>
              <text:list-item>
                <text:p text:style-name="P14">회원가입 반응형 적용</text:p>
              </text:list-item>
              <text:list-item>
                <text:p text:style-name="P24"><text:span text:style-name="T2">마이페이지 프로필 프론트 생성</text:span></text:p>
              </text:list-item>
            </text:list>
          </table:table-cell>
        </table:table-row>
      </table:table>
      <text:p text:style-name="P1"/>
      <text:p text:style-name="P10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9">주</text:p>
            <text:p text:style-name="P9">간</text:p>
            <text:p text:style-name="P9">진</text:p>
            <text:p text:style-name="P9">행</text:p>
            <text:p text:style-name="P9">사</text:p>
            <text:p text:style-name="P9">항</text:p>
          </table:table-cell>
          <table:table-cell table:style-name="표2.B1" office:value-type="string">
            <text:p text:style-name="P25"><text:span text:style-name="T3">2023-04-24</text:span></text:p>
            <text:list xml:id="list3055412164007347307" text:style-name="L9">
              <text:list-item>
                <text:p text:style-name="P28"><text:span text:style-name="T3">아이디 중복 확인</text:span></text:p>
              </text:list-item>
            </text:list>
            <text:list xml:id="list8167108530918087324" text:style-name="L8">
              <text:list-item>
                <text:list>
                  <text:list-item>
                    <text:p text:style-name="P29"><text:span text:style-name="T3">MemberController 아이디 중복 확인 기능</text:span></text:p>
                  </text:list-item>
                  <text:list-item>
                    <text:p text:style-name="P29"><text:span text:style-name="T4">프론트 중복 확인 팝업</text:span></text:p>
                  </text:list-item>
                </text:list>
              </text:list-item>
            </text:list>
            <text:list xml:id="list7260992946284414729" text:style-name="L12">
              <text:list-header>
                <text:p text:style-name="P20"><text:span text:style-name="T4"/></text:p>
              </text:list-header>
            </text:list>
            <text:p text:style-name="P5"/>
            <text:p text:style-name="P32"/>
            <text:p text:style-name="P32">미 진행 </text:p>
            <text:list xml:id="list6731129648866412455" text:style-name="L6">
              <text:list-item>
                <text:p text:style-name="P27"><text:span text:style-name="T4">MemberDAO &amp; MemberController <text:s text:c="2"/>회원정보 입력(C) 기능 생성</text:span></text:p>
                <text:p text:style-name="P27"><text:span text:style-name="T4">- DB 입력에 필요한 컬럼들 확인</text:span></text:p>
              </text:list-item>
              <text:list-item>
                <text:p text:style-name="P34"><text:span text:style-name="T2">마이페이지 프로필 프론트 &amp; UI 생성</text:span></text:p>
              </text:list-item>
              <text:list-item>
                <text:p text:style-name="P34"><text:span text:style-name="T1">MemberDAO &amp; MemberController <text:s/></text:span><text:span text:style-name="T2">출력,수정,삭제 기능(</text:span><text:span text:style-name="T1">RUD) 생성</text:span></text:p>
              </text:list-item>
              <text:list-item>
                <text:p text:style-name="P34"><text:span text:style-name="T2">회원가입 반응형 적용</text:span></text:p>
              </text:list-item>
              <text:list-item>
                <text:p text:style-name="P34"><text:span text:style-name="T1">전화번호 인증 API</text:span></text:p>
              </text:list-item>
            </text:list>
            <text:p text:style-name="P22"><text:span text:style-name="T2"/></text:p>
            <text:p text:style-name="P22"><text:span text:style-name="T2"/></text:p>
            <text:p text:style-name="P35"><text:span text:style-name="T1">문제</text:span></text:p>
            <text:list xml:id="list4734036829545966586" text:style-name="L7">
              <text:list-item>
                <text:p text:style-name="P36"><text:span text:style-name="T1">전화번호 인증은 어떤 API를 써야하고, 어떻게 적용 해야할까</text:span></text:p>
              </text:list-item>
            </text:list>
            <text:p text:style-name="P31"><text:span text:style-name="T3"/></text:p>
            <text:list xml:id="list31506366" text:continue-list="list6731129648866412455" text:style-name="L6">
              <text:list-header>
                <text:p text:style-name="P27"><text:span text:style-name="T4"/></text:p>
              </text:list-header>
            </text:list>
          </table:table-cell>
        </table:table-row>
        <table:table-row table:style-name="표2.2">
          <table:table-cell table:style-name="표2.A1" office:value-type="string">
            <text:p text:style-name="P9">다</text:p>
            <text:p text:style-name="P9">음</text:p>
            <text:p text:style-name="P9">주</text:p>
            <text:p text:style-name="P9">진</text:p>
            <text:p text:style-name="P9">행</text:p>
            <text:p text:style-name="P9">계</text:p>
            <text:p text:style-name="P9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0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9">주</text:p>
            <text:p text:style-name="P9">간</text:p>
            <text:p text:style-name="P9">진</text:p>
            <text:p text:style-name="P9">행</text:p>
            <text:p text:style-name="P9">사</text:p>
            <text:p text:style-name="P9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9">다</text:p>
            <text:p text:style-name="P9">음</text:p>
            <text:p text:style-name="P9">주</text:p>
            <text:p text:style-name="P9">진</text:p>
            <text:p text:style-name="P9">행</text:p>
            <text:p text:style-name="P9">계</text:p>
            <text:p text:style-name="P9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28</meta:editing-cycles>
    <meta:creation-date>2023-04-03T02:48:00</meta:creation-date>
    <dc:date>2023-04-24T11:27:48.74</dc:date>
    <meta:editing-duration>PT26M5S</meta:editing-duration>
    <meta:generator>OpenOffice/4.1.13$Win32 OpenOffice.org_project/4113m1$Build-9810</meta:generator>
    <meta:document-statistic meta:table-count="3" meta:image-count="0" meta:object-count="0" meta:page-count="3" meta:paragraph-count="92" meta:word-count="402" meta:character-count="8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